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2-cust-Title-Slide-title">
      <style:graphic-properties draw:auto-grow-height="true" fo:min-height="2.688cm"/>
    </style:style>
    <style:style style:name="pr2" style:family="presentation" style:parent-style-name="Master1-Layout2-cust-Title-Slide-subtitle">
      <style:graphic-properties draw:fill-color="#ffffff" draw:auto-grow-height="true" fo:min-height="2.196cm"/>
    </style:style>
    <style:style style:name="pr3" style:family="presentation" style:parent-style-name="Master1-Layout2-cust-Title-Slide-notes">
      <style:graphic-properties draw:fill-color="#ffffff" draw:auto-grow-height="true" fo:min-height="10.001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Master1-Layout2-cust-Title-Slide" presentation:presentation-page-layout-name="AL1T0" xml:id="id1" draw:id="id1">
        <draw:frame presentation:style-name="pr1" draw:layer="layout" svg:width="20.568cm" svg:height="2.688cm" svg:x="2.546cm" svg:y="3.048cm" presentation:class="title" presentation:placeholder="true">
          <draw:text-box/>
        </draw:frame>
        <draw:frame presentation:style-name="pr2" draw:text-style-name="P1" draw:layer="layout" svg:width="20.568cm" svg:height="2.196cm" svg:x="2.411cm" svg:y="5.932cm" presentation:class="subtitle" presentation:placeholder="true">
          <draw:text-box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4cm" svg:height="8.572cm" svg:x="1.905cm" svg:y="3.175cm" draw:page-number="1" presentation:class="page"/>
          <draw:frame presentation:style-name="pr3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yout2-cust-Title-Slide-background" style:family="presentation">
      <style:graphic-properties draw:stroke="none" draw:fill="solid" draw:fill-color="#ffffff"/>
      <style:text-properties style:letter-kerning="true"/>
    </style:style>
    <style:style style:name="Master1-Layout2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outline1" style:family="presentation">
      <style:graphic-properties draw:stroke="none" draw:fill="none" draw:auto-grow-height="false" draw:fit-to-size="shrink-to-fit">
        <text:list-style style:name="Master1-Layout2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outline2" style:family="presentation" style:parent-style-name="Master1-Layout2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2-cust-Title-Slide-outline3" style:family="presentation" style:parent-style-name="Master1-Layout2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2-cust-Title-Slide-outline4" style:family="presentation" style:parent-style-name="Master1-Layout2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2-cust-Title-Slide-outline5" style:family="presentation" style:parent-style-name="Master1-Layout2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2-cust-Title-Slide-outline6" style:family="presentation" style:parent-style-name="Master1-Layout2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2-cust-Title-Slide-outline7" style:family="presentation" style:parent-style-name="Master1-Layout2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2-cust-Title-Slide-outline8" style:family="presentation" style:parent-style-name="Master1-Layout2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2-cust-Title-Slide-outline9" style:family="presentation" style:parent-style-name="Master1-Layout2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2-cust-Title-Slide-subtitle" style:family="presentation">
      <style:graphic-properties draw:stroke="none" draw:fill="none" draw:textarea-vertical-align="middle">
        <text:list-style style:name="Master1-Layout2-cust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title" style:family="presentation">
      <style:graphic-properties draw:stroke="none" draw:fill="none" draw:textarea-vertical-align="middle">
        <text:list-style style:name="Master1-Layout2-cust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Layout2-cust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yout2-cust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yout2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yout2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2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MP5" style:family="paragraph">
      <style:paragraph-properties fo:margin-left="0.953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2.85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Arial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7-09-21">9/21/17</text:date></text:span><text:span text:style-name="MT1"><text:s/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text:span text:style-name="MT1"><text:s/></text:span></text:p>
        </draw:text-box>
      </draw:frame>
      <draw:page-thumbnail draw:layer="backgroundobjects" svg:width="7.81cm" svg:height="4.392cm" svg:x="1.332cm" svg:y="3.135cm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Layout2-cust-Title-Slide" style:page-layout-name="PM1" draw:style-name="Mdp1">
      <draw:frame draw:name="Title 1" presentation:style-name="Mpr1" draw:text-style-name="MP1" draw:layer="backgroundobjects" svg:width="20.568cm" svg:height="2.688cm" svg:x="2.546cm" svg:y="3.048cm" presentation:class="title">
        <draw:text-box>
          <text:p text:style-name="MP3"><text:span text:style-name="MT2">Title</text:span> </text:p>
        </draw:text-box>
      </draw:frame>
      <draw:frame draw:name="Subtitle 2" presentation:style-name="Mpr2" draw:text-style-name="MP4" draw:layer="backgroundobjects" svg:width="20.568cm" svg:height="2.196cm" svg:x="2.411cm" svg:y="5.932cm" presentation:class="subtitle">
        <draw:text-box>
          <text:p text:style-name="MP3"><text:span text:style-name="MT3">Subtitle</text:span> </text:p>
        </draw:text-box>
      </draw:frame>
      <draw:frame presentation:style-name="Master1-Layout2-cust-Title-Slide-outline1" draw:layer="backgroundobjects" svg:width="22.859cm" svg:height="1.468cm" svg:x="1.524cm" svg:y="10.922cm" presentation:class="outline" presentation:placeholder="true">
        <draw:text-box/>
      </draw:frame>
      <presentation:notes style:page-layout-name="PM0">
        <draw:frame draw:name="Header Placeholder 1" presentation:style-name="Mpr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7-09-21">9/21/17</text:date></text:span><text:span text:style-name="MT1"><text:s/></text:span></text:p>
          </draw:text-box>
        </draw:frame>
        <draw:page-thumbnail draw:name="Slide Image Placeholder 3" presentation:style-name="Master1-Layout2-cust-Title-Slide-title" draw:layer="backgroundobjects" svg:width="15.24cm" svg:height="8.572cm" svg:x="1.905cm" svg:y="3.175cm" presentation:class="page"/>
        <draw:frame draw:name="Notes Placeholder 4" presentation:style-name="Mpr4" draw:text-style-name="MP1" draw:layer="backgroundobjects" svg:width="15.24cm" svg:height="10.001cm" svg:x="1.905cm" svg:y="12.224cm" presentation:class="notes">
          <draw:text-box>
            <text:p text:style-name="MP3"><text:span text:style-name="MT4">Click to edit Master text styles</text:span> </text:p>
            <text:list text:style-name="ML3">
              <text:list-item>
                <text:list>
                  <text:list-item>
                    <text:p text:style-name="MP5"><text:span text:style-name="MT4">Second level</text:span> </text:p>
                    <text:list>
                      <text:list-item>
                        <text:p text:style-name="MP6"><text:span text:style-name="MT4">Third level</text:span> </text:p>
                        <text:list>
                          <text:list-item>
                            <text:p text:style-name="MP7"><text:span text:style-name="MT4">Fourth level</text:span> </text:p>
                            <text:list>
                              <text:list-item>
                                <text:p text:style-name="MP8"><text:span text:style-name="MT4">Fifth level</text:span>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Dev/6.0.0.0.alpha0$Windows_x86 LibreOffice_project/aa024be4bc7dd461ea592ebf49cf9fccb8c21662</meta:generator>
    <dc:title>SUSE Software-Defined Infrastructure  An Open, Flexible Infrastructure Approach </dc:title>
    <meta:creation-date>2017-09-21T21:50:42.932000000</meta:creation-date>
    <meta:editing-cycles>1</meta:editing-cycles>
    <meta:editing-duration>P0D</meta:editing-duration>
    <meta:document-statistic meta:object-count="23"/>
    <meta:template xlink:type="simple" xlink:actuate="onRequest" xlink:title="" xlink:href="../SUSE%20Markitecture%20Slide%20Final_darker%2024April17.odp/Expert%20Day%20Slides_scott"/>
  </office:meta>
</office:document-meta>
</file>